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irce" svg:font-family="Circe"/>
    <style:font-face style:name="OpenSymbol" svg:font-family="OpenSymbol"/>
    <style:font-face style:name="SFMono-Regular" svg:font-family="SFMono-Regular, Consolas, 'Liberation Mono', Menlo, Courier, monospace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0366d6" style:text-line-through-style="none" fo:letter-spacing="normal" style:text-underline-style="none" style:text-blinking="false" fo:background-color="transparent"/>
    </style:style>
    <style:style style:name="P4" style:family="paragraph" style:parent-style-name="Heading_20_2">
      <style:paragraph-properties fo:margin-left="0cm" fo:margin-right="0cm" fo:margin-top="0.635cm" fo:margin-bottom="0.423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02cm solid #eaecef"/>
      <style:text-properties fo:font-variant="normal" fo:text-transform="none" fo:color="#24292e" style:font-name="apple-system" fo:letter-spacing="normal" fo:font-style="normal" fo:font-weight="bold"/>
    </style:style>
    <style:style style:name="P5" style:family="paragraph" style:parent-style-name="Heading_20_1">
      <style:text-properties fo:font-variant="normal" fo:text-transform="none" fo:color="#24292e" style:font-name="apple-system" fo:letter-spacing="normal" fo:font-style="normal" fo:font-weight="bold"/>
    </style:style>
    <style:style style:name="P6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7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/>
    </style:style>
    <style:style style:name="P8" style:family="paragraph" style:parent-style-name="Text_20_body" style:list-style-name="L2">
      <style:paragraph-properties fo:margin-top="0cm" fo:margin-bottom="0.423cm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9" style:family="paragraph" style:parent-style-name="Text_20_body" style:list-style-name="L3">
      <style:paragraph-properties fo:margin-top="0cm" fo:margin-bottom="0.423cm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0" style:family="paragraph" style:parent-style-name="Text_20_body" style:list-style-name="L3">
      <style:paragraph-properties fo:margin-top="0cm" fo:margin-bottom="0.423cm" fo:orphans="2" fo:widows="2"/>
    </style:style>
    <style:style style:name="P11" style:family="paragraph" style:parent-style-name="Text_20_body" style:list-style-name="L3">
      <style:paragraph-properties fo:margin-top="0cm" fo:margin-bottom="0.423cm" style:line-height-at-least="0.265cm" fo:orphans="2" fo:widows="2" fo:padding-left="0.132cm" fo:padding-right="0.132cm" fo:padding-top="0.079cm" fo:padding-bottom="0.079cm" fo:border-left="0.035cm solid #c6cbd1" fo:border-right="0.035cm solid #c6cbd1" fo:border-top="0.035cm solid #c6cbd1" fo:border-bottom="0.035cm solid #959da5"/>
    </style:style>
    <style:style style:name="T1" style:family="text">
      <style:text-properties fo:font-variant="normal" fo:text-transform="none" fo:color="#4a90e2" style:text-line-through-style="none" style:font-name="Circe" fo:font-size="14pt" fo:letter-spacing="normal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5" style:family="text">
      <style:text-properties fo:font-variant="normal" fo:text-transform="none" fo:color="#0366d6" style:text-line-through-style="none" style:font-name="apple-system" fo:font-size="12pt" fo:letter-spacing="normal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444d56" style:font-name="SFMono-Regular" fo:font-size="8.25pt" fo:letter-spacing="normal" fo:font-style="normal" fo:font-weight="normal" fo:background-color="#fafbf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859519517528785206" text:style-name="L1">
        <text:list-item>
          <text:p text:style-name="P6"><text:a xlink:type="simple" xlink:href="http://codepen.io/denisz/pen/ZLJWzQ" office:target-frame-name="_blank" xlink:show="new" text:style-name="Internet_20_link" text:visited-style-name="Visited_20_Internet_20_Link"><text:span text:style-name="T1">Пример: block элемента</text:span></text:a></text:p>
        </text:list-item>
        <text:list-item>
          <text:p text:style-name="P6"><text:a xlink:type="simple" xlink:href="http://codepen.io/denisz/pen/jyLMqe" office:target-frame-name="_blank" xlink:show="new" text:style-name="Internet_20_link" text:visited-style-name="Visited_20_Internet_20_Link"><text:span text:style-name="T1">Пример: inline элементов</text:span></text:a></text:p>
        </text:list-item>
        <text:list-item>
          <text:p text:style-name="P6"><text:a xlink:type="simple" xlink:href="http://codepen.io/denisz/pen/rjzxMX/" office:target-frame-name="_blank" xlink:show="new" text:style-name="Internet_20_link" text:visited-style-name="Visited_20_Internet_20_Link"><text:span text:style-name="T1">Пример: inline-block элементов</text:span></text:a></text:p>
        </text:list-item>
        <text:list-item>
          <text:p text:style-name="P6"><text:a xlink:type="simple" xlink:href="http://codepen.io/denisz/pen/ZLJQLd" office:target-frame-name="_blank" xlink:show="new" text:style-name="Internet_20_link" text:visited-style-name="Visited_20_Internet_20_Link"><text:span text:style-name="T1">Пример: Отличие inline и inline-block элементов</text:span></text:a></text:p>
        </text:list-item>
        <text:list-item>
          <text:p text:style-name="P6"><text:a xlink:type="simple" xlink:href="http://codepen.io/denisz/pen/QdMKMz" office:target-frame-name="_blank" xlink:show="new" text:style-name="Internet_20_link" text:visited-style-name="Visited_20_Internet_20_Link"><text:span text:style-name="T1">Пример: Обтекание элементов</text:span></text:a></text:p>
        </text:list-item>
      </text:list>
      <text:p text:style-name="Standard"/>
      <text:p text:style-name="Standard"/>
      <text:p text:style-name="Standard">https://github.com/netology-code/html-homeworks/tree/master/block-inline</text:p>
      <text:p text:style-name="Standard"/>
      <text:h text:style-name="P5" text:outline-level="1">Блочные и инлайновые элементы</text:h>
      <text:h text:style-name="P4" text:outline-level="2"><text:bookmark text:name="user-content-Описание-задания"/>Описание задания:</text:h>
      <text:list xml:id="list990243053357145479" text:style-name="L2">
        <text:list-item>
          <text:p text:style-name="P8">Сверстать любую страницу, например, о себе.</text:p>
        </text:list-item>
        <text:list-item>
          <text:p text:style-name="P8">Страница должна иметь 3-4 параграфа текста.</text:p>
        </text:list-item>
        <text:list-item>
          <text:p text:style-name="P7"><text:span text:style-name="Strong_20_Emphasis"><text:span text:style-name="T2">В каждом</text:span></text:span><text:span text:style-name="T3"> параграфе должны быть участки текста с инлайн-элементами </text:span><text:span text:style-name="Source_20_Text"><text:span text:style-name="T4">em</text:span></text:span><text:span text:style-name="T3"> и </text:span><text:span text:style-name="Source_20_Text"><text:span text:style-name="T4">strong</text:span></text:span><text:span text:style-name="T3">.</text:span></text:p>
        </text:list-item>
        <text:list-item>
          <text:p text:style-name="P7"><text:span text:style-name="T3">В первом параграфе обязательно должна присутствовать картинка со свойством </text:span><text:span text:style-name="Source_20_Text"><text:span text:style-name="T4">float: left</text:span></text:span><text:span text:style-name="T3"> или </text:span><text:span text:style-name="Source_20_Text"><text:span text:style-name="T4">float: right</text:span></text:span><text:span text:style-name="T3">.</text:span></text:p>
        </text:list-item>
      </text:list>
      <text:p text:style-name="P2">Верстка требует творческого подхода, поэтому в качестве музы можете вдохновляться образцом, который есть в дополнительных материалах.</text:p>
      <text:h text:style-name="P4" text:outline-level="2"><text:bookmark text:name="user-content-Дополнительные-материалы"/>Дополнительные материалы:</text:h>
      <text:p text:style-name="P3"><draw:a xlink:type="simple" xlink:href="https://github.com/netology-code/html-homeworks/blob/master/block-inline/resourses/dz.jpg" office:target-frame-name="_blank" xlink:show="new"><draw:frame draw:style-name="fr1" draw:name="Графический объект1" text:anchor-type="as-char" svg:width="16.358cm" svg:height="8.045cm" draw:z-index="0"><draw:image xlink:href="https://github.com/netology-code/html-homeworks/raw/master/block-inline/resourses/dz.jpg" xlink:type="simple" xlink:show="embed" xlink:actuate="onLoad"/><svg:title>Пример домашнего задания</svg:title></draw:frame></draw:a></text:p>
      <text:h text:style-name="P4" text:outline-level="2"><text:bookmark text:name="user-content-Процесс-реализации"/><text:soft-page-break/>Процесс реализации</text:h>
      <text:list xml:id="list360052873703341611" text:style-name="L3">
        <text:list-item>
          <text:p text:style-name="P10"><text:span text:style-name="T3">Прочитать инструкцию по работе с онлайн-редактором </text:span><text:a xlink:type="simple" xlink:href="https://netology-university.bitbucket.io/guides/wm/codepen-guide/" text:style-name="Internet_20_link" text:visited-style-name="Visited_20_Internet_20_Link"><text:span text:style-name="T5">Codepen</text:span></text:a><text:span text:style-name="T3">.</text:span></text:p>
        </text:list-item>
        <text:list-item>
          <text:p text:style-name="P10"><text:span text:style-name="T3">Зарегистрироваться в </text:span><text:a xlink:type="simple" xlink:href="https://codepen.io/" text:style-name="Internet_20_link" text:visited-style-name="Visited_20_Internet_20_Link"><text:span text:style-name="T5">Codepen</text:span></text:a><text:span text:style-name="T3">.</text:span></text:p>
        </text:list-item>
        <text:list-item>
          <text:p text:style-name="P10"><text:span text:style-name="T3">После регистрации перейти по ссылке </text:span><text:a xlink:type="simple" xlink:href="https://codepen.io/Netology/pen/javgWR?editors=1000" text:style-name="Internet_20_link" text:visited-style-name="Visited_20_Internet_20_Link"><text:span text:style-name="T5">https://codepen.io/Netology/pen/javgWR</text:span></text:a></text:p>
        </text:list-item>
        <text:list-item>
          <text:p text:style-name="P11"><text:span text:style-name="T3">Нажать кнопку </text:span><text:span text:style-name="User_20_Entry"><text:span text:style-name="T6">Fork</text:span></text:span><text:span text:style-name="T3">.</text:span></text:p>
        </text:list-item>
        <text:list-item>
          <text:p text:style-name="P9">Выполнить домашнее задание.</text:p>
        </text:list-item>
        <text:list-item>
          <text:p text:style-name="P11"><text:span text:style-name="T3">Нажать кнопку </text:span><text:span text:style-name="User_20_Entry"><text:span text:style-name="T6">Save</text:span></text:span><text:span text:style-name="T3">.</text:span></text:p>
        </text:list-item>
        <text:list-item>
          <text:p text:style-name="P9">Скопировать адрес из адресной строки браузера.</text:p>
        </text:list-item>
        <text:list-item>
          <text:p text:style-name="P10"><text:span text:style-name="T3">В личном кабинете на сайте </text:span><text:a xlink:type="simple" xlink:href="https://netology.ru/" text:style-name="Internet_20_link" text:visited-style-name="Visited_20_Internet_20_Link"><text:span text:style-name="T5">Нетологии</text:span></text:a><text:span text:style-name="T3"> открыть страницу домашней работы и вставить скопированную ссылку в поле «Комментарий к решению».</text:span></text:p>
        </text:list-item>
      </text:list>
      <text:p text:style-name="P1"><text:span text:style-name="Emphasis"><text:span text:style-name="T3">Никакие файлы загружать не нужно.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irce" svg:font-family="Circe"/>
    <style:font-face style:name="OpenSymbol" svg:font-family="OpenSymbol"/>
    <style:font-face style:name="SFMono-Regular" svg:font-family="SFMono-Regular, Consolas, 'Liberation Mono', Menlo, Courier, monospace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User_20_Entry" style:display-name="User Entry" style:family="text">
      <style:text-properties style:font-name="Courier New" style:font-name-asian="MS PGothic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3M45S</meta:editing-duration>
    <meta:editing-cycles>5</meta:editing-cycles>
    <meta:generator>OpenOffice/4.1.3$Win32 OpenOffice.org_project/413m1$Build-9783</meta:generator>
    <dc:date>2017-12-08T22:22:40.74</dc:date>
    <meta:document-statistic meta:table-count="0" meta:image-count="1" meta:object-count="0" meta:page-count="2" meta:paragraph-count="25" meta:word-count="155" meta:character-count="1181"/>
    <meta:user-defined meta:name="Info 1"/>
    <meta:user-defined meta:name="Info 2"/>
    <meta:user-defined meta:name="Info 3"/>
    <meta:user-defined meta:name="Info 4"/>
  </office:meta>
</office:document-meta>
</file>